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pr1" style:family="presentation" style:parent-style-name="Default-title">
      <style:graphic-properties draw:stroke="none" draw:fill="none" draw:fill-color="#00e4a8" draw:textarea-horizontal-align="left" draw:textarea-vertical-align="bottom" draw:auto-grow-height="true" draw:auto-grow-width="false" fo:min-height="2.916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Default-subtitle">
      <style:graphic-properties draw:stroke="none" draw:fill="none" draw:fill-color="#00e4a8" draw:textarea-horizontal-align="right" draw:textarea-vertical-align="top" draw:auto-grow-height="true" draw:auto-grow-width="false" fo:min-height="7.573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76cm" fo:margin-bottom="0cm" fo:text-align="end" text:enable-numbering="false" fo:text-indent="0cm"/>
    </style:style>
    <style:style style:name="P4" style:family="paragraph">
      <style:paragraph-properties fo:margin-left="0cm" fo:margin-right="0cm" fo:margin-top="0.141cm" fo:margin-bottom="0cm" fo:text-align="end" text:enable-numbering="false" fo:text-indent="0cm"/>
    </style:style>
    <style:style style:name="P5" style:family="paragraph">
      <style:paragraph-properties fo:margin-left="0cm" fo:margin-right="0cm" fo:margin-top="0.211cm" fo:margin-bottom="0cm" fo:text-align="end" text:enable-numbering="false" fo:text-indent="0cm"/>
    </style:style>
    <style:style style:name="P6" style:family="paragraph">
      <style:paragraph-properties fo:margin-left="0cm" fo:margin-right="0cm" fo:margin-top="0.176cm" fo:margin-bottom="0cm" fo:line-height="100%" fo:text-align="start" text:enable-numbering="true" fo:text-indent="0cm"/>
    </style:style>
    <style:style style:name="P7" style:family="paragraph">
      <style:paragraph-properties fo:margin-left="0cm" fo:margin-right="0cm" fo:margin-top="0.176cm" fo:margin-bottom="0cm" fo:line-height="100%" fo:text-align="start" text:enable-numbering="false" fo:text-indent="0cm"/>
    </style:style>
    <style:style style:name="T1" style:family="text">
      <style:text-properties fo:font-size="40pt" fo:language="es" fo:country="ES" style:font-size-asian="40pt" style:font-size-complex="40pt"/>
    </style:style>
    <style:style style:name="T2" style:family="text">
      <style:text-properties fo:font-size="20pt" fo:language="es" fo:country="ES" style:font-size-asian="20pt" style:font-size-complex="20pt"/>
    </style:style>
    <style:style style:name="T3" style:family="text">
      <style:text-properties fo:font-size="16pt" fo:language="es" fo:country="ES" style:font-size-asian="16pt" style:font-size-complex="16pt"/>
    </style:style>
    <style:style style:name="T4" style:family="text">
      <style:text-properties fo:font-size="24pt" fo:language="es" fo:country="ES" fo:font-weight="bold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family="Tahoma" style:font-family-generic="swiss" style:font-pitch="variable" fo:font-size="20pt" fo:language="es" fo:country="ES" style:font-size-asian="20pt" style:font-size-complex="20pt"/>
    </style:style>
    <style:style style:name="T7" style:family="text">
      <style:text-properties fo:font-family="Tahoma" style:font-family-generic="swiss" style:font-pitch="variable" fo:font-size="20pt" fo:language="es" fo:country="ES" fo:font-style="italic" style:font-size-asian="20pt" style:font-size-complex="20pt"/>
    </style:style>
    <style:style style:name="T8" style:family="text">
      <style:text-properties fo:font-size="40pt" fo:language="es" fo:country="ES" fo:font-style="italic" style:font-size-asian="40pt" style:font-size-complex="40pt"/>
    </style:style>
    <style:style style:name="T9" style:family="text">
      <style:text-properties fo:font-family="Tahoma" style:font-family-generic="swiss" style:font-pitch="variable" fo:font-size="20pt" fo:language="es" fo:country="ES" fo:font-weight="bold" style:font-size-asian="20pt" style:font-size-complex="20pt"/>
    </style:style>
    <text:list-style style:name="L1">
      <text:list-level-style-bullet text:level="1" text:bullet-char="•">
        <style:text-properties fo:font-family="Tahoma" style:font-family-generic="swiss" style:font-pitch="variable" fo:color="#333399" fo:font-size="100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bullet text:level="1" text:bullet-char="•">
        <style:text-properties fo:font-family="'Times New Roman'" style:font-pitch="variable" fo:color="#3333cc" fo:font-size="6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Samba</text:span></text:p>
          </draw:text-box>
        </draw:frame>
        <draw:frame presentation:style-name="pr2" draw:text-style-name="P2" draw:layer="layout" svg:width="17.78cm" svg:height="7.833cm" svg:x="6.138cm" svg:y="8.255cm">
          <draw:text-box>
            <text:p text:style-name="P3"><text:span text:style-name="T2">Ponente:</text:span></text:p>
            <text:p text:style-name="P4"><text:span text:style-name="T3"/></text:p>
            <text:p text:style-name="P4"><text:span text:style-name="T3"/></text:p>
            <text:p text:style-name="P5"><text:span text:style-name="T4">Fernando Carrasco Castrillón</text:span></text:p>
            <text:p text:style-name="P5"><text:span text:style-name="T4">Consultor Estratégico Oracle</text:span></text:p>
            <text:p text:style-name="P4"><text:span text:style-name="T3"/></text:p>
            <text:p text:style-name="P4"><text:span text:style-name="T3">Universidad de Salamanca</text:span></text:p>
            <text:p text:style-name="P4"><text:span text:style-name="T3">21 de abril de 2.007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5">Introducción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Concepto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SMB (Server Message Block)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Ports a otros Sistemas Operativos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Compilación del kernel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MSDOS fs support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VFAT (Windows 95) fs support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SMB file system support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CIFS support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Lanzar Samba...</text:span></text:p>
          </draw:text-box>
        </draw:frame>
        <draw:custom-shape draw:style-name="gr2" draw:text-style-name="P2" draw:layer="layout" svg:width="17.78cm" svg:height="9.525cm" svg:x="6.138cm" svg:y="8.255cm">
          <text:list text:style-name="L3">
            <text:list-item>
              <text:p text:style-name="P6"><text:span text:style-name="T6"><text:s/></text:span><text:span text:style-name="T6">Daemon smbd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Daemon nmbd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7">/etc/init.d/smb</text:span><text:span text:style-name="T6"> start | stop | restart | status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7">/etc/init.d/nmb</text:span><text:span text:style-name="T6"> start | stop | restart | status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Lanzamiento de Samba desde YaST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5">Seguridad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Cuentas de usuario en GNU/Linux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Conexión autentificada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Conexión no autentificada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7">smbpasswd</text:span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La utilidad </text:span><text:span text:style-name="T8">smbpasswd</text:span><text:span text:style-name="T1">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El fichero </text:span><text:span text:style-name="T7">/etc/samba/smbpasswd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El parámetro </text:span><text:span text:style-name="T7">encrypt passwords</text:span><text:span text:style-name="T6">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smbpasswd –a &lt;usuario&gt;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smbpasswd &lt;usuario&gt;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1.647cm" svg:height="3.647cm" svg:x="3.196cm" svg:y="1.242cm" presentation:class="title" presentation:user-transformed="true">
          <draw:text-box>
            <text:p text:style-name="P1"><text:span text:style-name="T5">Conexión de una máquina cliente Windows.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7"><text:span text:style-name="T6">Modificación de la sección [homes] del </text:span><text:span text:style-name="T7">smb.conf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browseable = yes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comment = &lt;texto&gt;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directory = /home/%U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La utilidad </text:span><text:span text:style-name="T8">swat</text:span><text:span text:style-name="T1">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7"><text:span text:style-name="T9">Samba Web Administration Tool: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Activación del servicio </text:span><text:span text:style-name="T7">swat</text:span><text:span text:style-name="T6"> (inetd) desde YaST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Modificación de </text:span><text:span text:style-name="T7">/etc/xinet.d/swat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http://&lt;host&gt;:901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Configuración de Samba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El archivo </text:span><text:span text:style-name="T7">/etc/samba/smb.conf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Secciones </text:span><text:span text:style-name="T7">global, homes</text:span><text:span text:style-name="T6"> y </text:span><text:span text:style-name="T7">printers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La utilidad </text:span><text:span text:style-name="T7">testparms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La utilidad </text:span><text:span text:style-name="T7">smbstatu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1.647cm" svg:height="3.647cm" svg:x="3.196cm" svg:y="1.242cm" presentation:class="title" presentation:user-transformed="true">
          <draw:text-box>
            <text:p text:style-name="P1"><text:span text:style-name="T1">Variables utilizables en el </text:span><text:span text:style-name="T8">smb.conf</text:span><text:span text:style-name="T1">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%u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%U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%v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%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5">Sección [global]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workgroup = &lt;grupo_trabajo&gt; 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encrypt passwords = &lt;yes&gt; | &lt;no&gt;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server string = &lt;texto&gt;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netbios name = &lt;nombre_máquina&gt;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Sección [homes]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create mode = &lt;máscara&gt;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browseable = yes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comment = &lt;texto&gt;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path = &lt;ruta&gt;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Optimización de Samba...</text:span></text:p>
          </draw:text-box>
        </draw:frame>
        <draw:custom-shape draw:style-name="gr2" draw:text-style-name="P2" draw:layer="layout" svg:width="17.78cm" svg:height="7.832cm" svg:x="6.138cm" svg:y="8.255cm">
          <text:p text:style-name="P7"><text:span text:style-name="T6">Directorio </text:span><text:span text:style-name="T7">/usr/share/doc/packages/samb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1.647cm" svg:height="3.647cm" svg:x="3.196cm" svg:y="1.242cm" presentation:class="title" presentation:user-transformed="true">
          <draw:text-box>
            <text:p text:style-name="P1"><text:span text:style-name="T1">Compartiendo una unidad Windows con máquinas Linux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La utilidad </text:span><text:span text:style-name="T7">smbclient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mount –t smb –o username=&lt;usuario&gt; &lt;ruta&gt; &lt;punto_montaje&gt;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La utilidad </text:span><text:span text:style-name="T7">smbumount</text:span></text:p>
            </text:list-item>
          </text:list>
          <text:list text:style-name="L3">
            <text:list-item>
              <text:p text:style-name="P7"><text:span text:style-name="T7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1.647cm" svg:height="3.647cm" svg:x="3.196cm" svg:y="1.242cm" presentation:class="title" presentation:user-transformed="true">
          <draw:text-box>
            <text:p text:style-name="P1"><text:span text:style-name="T1">Compartiendo una impresora Windows con máquinas Linux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Impresora correctamente instalada en MS Windows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Compartir la impresora desde MS Windows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Desde YaST, activar la impresión SMB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2" draw:layer="layout" svg:width="21.647cm" svg:height="3.647cm" svg:x="3.196cm" svg:y="1.242cm" presentation:class="title" presentation:user-transformed="true">
          <draw:text-box>
            <text:p text:style-name="P1"><text:span text:style-name="T1">Compartiendo una impresora Linux con máquinas Windows...</text:span></text:p>
          </draw:text-box>
        </draw:frame>
        <draw:custom-shape draw:style-name="gr2" draw:text-style-name="P2" draw:layer="layout" svg:width="17.78cm" svg:height="7.832cm" svg:x="6.138cm" svg:y="8.255cm">
          <text:list text:style-name="L3">
            <text:list-item>
              <text:p text:style-name="P6"><text:span text:style-name="T6"><text:s/></text:span><text:span text:style-name="T6">Impresora correctamente instalada en GNU/Linux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Sistema de impresión CUPS.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Sección </text:span><text:span text:style-name="T7">printers</text:span><text:span text:style-name="T6"> del </text:span><text:span text:style-name="T7">/etc/samba/smb.conf</text:span></text:p>
            </text:list-item>
          </text:list>
          <text:list text:style-name="L3">
            <text:list-item>
              <text:p text:style-name="P7"><text:span text:style-name="T6"/></text:p>
            </text:list-item>
          </text:list>
          <text:list text:style-name="L3">
            <text:list-item>
              <text:p text:style-name="P6"><text:span text:style-name="T6"><text:s/></text:span><text:span text:style-name="T6">Instalación del driver de impresión sobre MS Window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ffffff" draw:end-color="#ffcf01" draw:start-intensity="100%" draw:end-intensity="100%" draw:angle="2700" draw:border="0%"/>
    <draw:gradient draw:name="Gradient_20_6" draw:display-name="Gradient 6" draw:style="linear" draw:start-color="#ffffff" draw:end-color="#3333cc" draw:start-intensity="100%" draw:end-intensity="100%" draw:angle="2700" draw:border="0%"/>
    <draw:gradient draw:name="Gradient_20_7" draw:display-name="Gradient 7" draw:style="linear" draw:start-color="#ff0000" draw:end-color="#ffffff" draw:start-intensity="100%" draw:end-intensity="100%" draw:angle="3150" draw:border="0%"/>
    <draw:gradient draw:name="Gradient_20_8" draw:display-name="Gradient 8" draw:style="linear" draw:start-color="#ffffff" draw:end-color="#1c1c1c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4" style:family="graphic" style:parent-style-name="standard">
      <style:graphic-properties draw:stroke="none" draw:fill="gradient" draw:fill-color="#ffcf01" draw:fill-gradient-name="Gradient_20_5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6" style:family="graphic" style:parent-style-name="standard">
      <style:graphic-properties draw:stroke="none" draw:fill="gradient" draw:fill-color="#3333cc" draw:fill-gradient-name="Gradient_20_6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7" style:family="graphic" style:parent-style-name="standard">
      <style:graphic-properties draw:stroke="none" draw:fill="gradient" draw:fill-color="#ff000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9" style:family="graphic" style:parent-style-name="standard">
      <style:graphic-properties draw:stroke="none" draw:fill="gradient" draw:fill-color="#1c1c1c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pr1" style:family="presentation" style:parent-style-name="Default-backgroundobjects" style:list-style-name="L2">
      <style:graphic-properties draw:stroke="none" draw:fill="none" draw:fill-color="#00e4a8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Default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Default-backgroundobjects" style:list-style-name="L2">
      <style:graphic-properties draw:stroke="none" draw:fill="none" draw:fill-color="#00e4a8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Title1-backgroundobjects" style:list-style-name="L3">
      <style:graphic-properties draw:stroke="none" draw:fill="none" draw:fill-color="#00e4a8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Title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6" style:family="presentation" style:parent-style-name="Title1-backgroundobjects" style:list-style-name="L3">
      <style:graphic-properties draw:stroke="none" draw:fill="none" draw:fill-color="#00e4a8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font-family="Tahoma" style:font-family-generic="swiss" style:font-pitch="variable" fo:font-size="14pt" style:font-size-asian="14pt" style:font-size-complex="14pt"/>
    </style:style>
    <style:style style:name="T2" style:family="text">
      <style:text-properties fo:color="#1c1c1c" fo:font-family="Tahom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1c1c1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3.985cm" svg:x="3.196cm" svg:y="0.904cm" presentation:class="title" presentation:placeholder="true">
        <draw:text-box/>
      </draw:frame>
      <draw:frame presentation:style-name="Default-outline1" draw:layer="backgroundobjects" svg:width="21.59cm" svg:height="11.431cm" svg:x="3.285cm" svg:y="5.605cm" presentation:class="outline" presentation:placeholder="true">
        <draw:text-box/>
      </draw:frame>
      <draw:frame presentation:style-name="pr1" draw:text-style-name="P5" draw:layer="backgroundobjects" svg:width="5.292cm" svg:height="1.271cm" svg:x="2.54cm" svg:y="17.56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9.313cm" svg:y="17.56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2cm" svg:height="1.271cm" svg:x="18.838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g>
          <draw:custom-shape draw:style-name="gr5" draw:text-style-name="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3.985cm" svg:x="2.752cm" svg:y="4.269cm" presentation:class="title" presentation:placeholder="true">
        <draw:text-box/>
      </draw:frame>
      <draw:frame presentation:style-name="pr4" draw:text-style-name="P5" draw:layer="backgroundobjects" svg:width="5.291cm" svg:height="1.271cm" svg:x="2.751cm" svg:y="17.356cm" presentation:class="date-time">
        <draw:text-box>
          <text:p text:style-name="P4"><text:span text:style-name="T2"><presentation:date-time/></text:span></text:p>
        </draw:text-box>
      </draw:frame>
      <draw:frame presentation:style-name="pr5" draw:text-style-name="P7" draw:layer="backgroundobjects" svg:width="8.043cm" svg:height="1.271cm" svg:x="9.524cm" svg:y="17.356cm" presentation:class="footer">
        <draw:text-box>
          <text:p text:style-name="P6"><text:span text:style-name="T2"><presentation:footer/></text:span></text:p>
        </draw:text-box>
      </draw:frame>
      <draw:frame presentation:style-name="pr6" draw:text-style-name="P9" draw:layer="backgroundobjects" svg:width="5.292cm" svg:height="1.271cm" svg:x="19.05cm" svg:y="17.356cm" presentation:class="page-number">
        <draw:text-box>
          <text:p text:style-name="P8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5.239cm" svg:height="11.429cm" svg:x="1.905cm" svg:y="12.06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dc:title>Inicio del proceso de instalación..</dc:title>
    <meta:initial-creator>Fernando Carrasco</meta:initial-creator>
    <meta:creation-date>2007-03-08T23:32:55</meta:creation-date>
    <dc:creator>Fernando Carrasco</dc:creator>
    <dc:date>2007-04-06T19:51:21</dc:date>
    <meta:print-date>2007-04-11T13:40:55</meta:print-date>
    <dc:language>en-US</dc:language>
    <meta:editing-cycles>21</meta:editing-cycles>
    <meta:editing-duration>PT1H55M48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